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600000300BDF8C718D9ED8257.png" manifest:media-type="image/png"/>
  <manifest:file-entry manifest:full-path="Pictures/1000000000000A00000005A03EEB8D137785E29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5.33cm, 0cm, 0cm, 0cm)" draw:image-opacity="100%" style:mirror="non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1.696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8.284cm" svg:height="10.516cm" svg:x="1.4cm" svg:y="3.535cm">
          <draw:image xlink:href="Pictures/1000000000000A00000005A03EEB8D137785E298.png" xlink:type="simple" xlink:show="embed" xlink:actuate="onLoad">
            <text:p/>
          </draw:image>
        </draw:frame>
        <draw:frame draw:style-name="gr2" draw:text-style-name="P1" draw:layer="layout" svg:width="18.284cm" svg:height="11.2cm" svg:x="19.816cm" svg:y="3.4cm">
          <draw:image xlink:href="Pictures/100000000000055600000300BDF8C718D9ED825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1T14:07:06.708234213</meta:creation-date>
    <dc:date>2020-05-21T14:10:38.970488338</dc:date>
    <meta:editing-duration>PT3M32S</meta:editing-duration>
    <meta:editing-cycles>1</meta:editing-cycles>
    <meta:document-statistic meta:object-count="2"/>
    <meta:generator>LibreOffice/6.0.7.3$Linux_X86_64 LibreOffice_project/00m0$Build-3</meta:generator>
  </office:meta>
</office:document-meta>
</file>